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c1219" officeooo:paragraph-rsid="000c1219"/>
    </style:style>
    <style:style style:name="P2" style:family="paragraph" style:parent-style-name="Text_20_body">
      <style:paragraph-properties fo:margin-top="0cm" fo:margin-bottom="0cm" style:contextual-spacing="false" fo:line-height="100%"/>
    </style:style>
    <style:style style:name="P3" style:family="paragraph" style:parent-style-name="Standard">
      <style:text-properties officeooo:rsid="000c7d43" officeooo:paragraph-rsid="000c7d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 to kill the process : </text:p>
      <text:p text:style-name="P2">1. Open Terminal</text:p>
      <text:p text:style-name="P2">2. ps -ef|grep glashfish</text:p>
      <text:p text:style-name="P2">3. Note the port number</text:p>
      <text:p text:style-name="P2">4. <text:bookmark-start text:name="__DdeLink__13_1578094903"/>sudo kill -9 portnumber<text:bookmark-end text:name="__DdeLink__13_1578094903"/></text:p>
      <text:p text:style-name="P3">5. Restart the ser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9:21:19.708310848</meta:creation-date>
    <dc:date>2016-09-28T10:26:16.520432385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27" meta:character-count="140" meta:non-whitespace-character-count="118"/>
  </office:meta>
</office:document-meta>
</file>